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e46b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46bd" officeooo:paragraph-rsid="001e46b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46bd" officeooo:paragraph-rsid="001ffbf5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e46bd" officeooo:paragraph-rsid="001e46b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e46bd" officeooo:paragraph-rsid="001e46b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ffbf5" officeooo:paragraph-rsid="001ffbf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6bd" officeooo:paragraph-rsid="001e46b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ffbf5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c8fb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ffbf5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<text:s text:c="5"/></text:span><text:span text:style-name="T8">NETWORKING ASSIGNMENT</text:span></text:p>
      <text:p text:style-name="P1"><text:span text:style-name="T7"/></text:p>
      <text:p text:style-name="P1"><text:span text:style-name="T7">1. <text:s/></text:span><text:span text:style-name="T6">printf 'HEAD / HTTP/1.1\r\nHost: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6">en.wikipedia.org</text:span></text:a><text:span text:style-name="T6">\r\n\r\n' | nc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6">en.wikipedia.org</text:span></text:a><text:span text:style-name="T6"> 80</text:span></text:p>
      <text:p text:style-name="P1"><text:span text:style-name="T6"/></text:p>
      <text:p text:style-name="P5">nc command can perform operations like read,write or data redirections over the network.</text:p>
      <text:p text:style-name="P5">printf statement displays given string</text:p>
      <text:p text:style-name="P2"><text:span text:style-name="T1"><text:s/>output of printf 'HEAD / HTTP/1.1\r\nHost: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1">en.wikipedia.org</text:span></text:a><text:span text:style-name="T1">\r\n\r\n' is</text:span></text:p>
      <text:p text:style-name="P5">HEAD / HTTP/1.1</text:p>
      <text:p text:style-name="P5">Host: en.wikipedia.org</text:p>
      <text:p text:style-name="P5"/>
      <text:p text:style-name="P5">| is a pipe .It takes output of preceding command and gives it as a input to the succeeding command.</text:p>
      <text:p text:style-name="P5"/>
      <text:p text:style-name="P5">In the given command the output of printf statemnt which forms a http request is given as input to nc command which sends it over the network to the given address and displays the following information.</text:p>
      <text:p text:style-name="P5"/>
      <text:p text:style-name="P5">Output:en.wikipedia.org\r\n\r\n' | nc en.wikipedia.org 80</text:p>
      <text:p text:style-name="P5">HTTP/1.1 301 TLS Redirect</text:p>
      <text:p text:style-name="P5">Date: Mon, 13 Jan 2020 08:59:52 GMT</text:p>
      <text:p text:style-name="P5">Server: Varnish</text:p>
      <text:p text:style-name="P5">X-Varnish: 812430697</text:p>
      <text:p text:style-name="P5">X-Cache: cp5011 int</text:p>
      <text:p text:style-name="P5">X-Cache-Status: int-front</text:p>
      <text:p text:style-name="P5">Server-Timing: cache;desc="int-front"</text:p>
      <text:p text:style-name="P5">Set-Cookie: WMF-Last-Access=13-Jan-2020;Path=/;HttpOnly;secure;Expires=Fri, 14 Feb 2020 00:00:00 GMT</text:p>
      <text:p text:style-name="P5">Set-Cookie: WMF-Last-Access-Global=13-Jan-2020;Path=/;Domain=.wikipedia.org;HttpOnly;secure;Expires=Fri, 14 Feb 2020 00:00:00 GMT</text:p>
      <text:p text:style-name="P5">X-Client-IP: 183.82.101.16</text:p>
      <text:p text:style-name="P5">Location: https://en.wikipedia.org/</text:p>
      <text:p text:style-name="P5">Content-Length: 0</text:p>
      <text:p text:style-name="P5">Via: HTTP/1.1 forward.http.proxy:3128</text:p>
      <text:p text:style-name="P5">Connection: keep-alive</text:p>
      <text:p text:style-name="P2"><text:span text:style-name="T6"/></text:p>
      <text:p text:style-name="P2"><text:span text:style-name="T6"/></text:p>
      <text:p text:style-name="P2"><text:span text:style-name="T6">2.what do you change or modify the above command to get content from it.</text:span></text:p>
      <text:p text:style-name="P5">It can be achieved in two ways:</text:p>
      <text:p text:style-name="P2"><text:span text:style-name="T1">printf 'HEAD / HTTP/1.1\r\nHost: </text:span><text:span text:style-name="T2">www.rediff.com</text:span><text:span text:style-name="T1">\r\n\r\n' | GET </text:span><text:span text:style-name="T2">www.rediff.com</text:span><text:span text:style-name="T1"> 80</text:span></text:p>
      <text:p text:style-name="P5">It displays content on the terminal.</text:p>
      <text:p text:style-name="P3"><text:span text:style-name="T1">printf 'HEAD / HTTP/1.1\r\nHost: </text:span><text:span text:style-name="T2">www.rediff.com</text:span><text:span text:style-name="T1">\r\n\r\n' | <text:s/></text:span><text:span text:style-name="T2">wget www.rediff.com</text:span><text:span text:style-name="T1"> 80</text:span></text:p>
      <text:p text:style-name="P6">It downloads index.html,which contains the content.</text:p>
      <text:p text:style-name="P5"/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4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9:25.242898909</meta:creation-date>
    <dc:date>2020-01-13T14:34:54.630070433</dc:date>
    <meta:editing-duration>PT2M36S</meta:editing-duration>
    <meta:editing-cycles>1</meta:editing-cycles>
    <meta:document-statistic meta:table-count="0" meta:image-count="0" meta:object-count="0" meta:page-count="2" meta:paragraph-count="30" meta:word-count="202" meta:character-count="1601" meta:non-whitespace-character-count="1421"/>
    <meta:generator>LibreOffice/6.1.6.3$Linux_X86_64 LibreOffice_project/10$Build-3</meta:generator>
  </office:meta>
</office:document-meta>
</file>